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Add first area</text:p>
      <text:p text:style-name="Standard">git add </text:p>
      <text:p text:style-name="Standard">git commit</text:p>
      <text:p text:style-name="Standard"/>
      <text:p text:style-name="Standard">update</text:p>
      <text:p text:style-name="Standard">statu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0:42:52.48</meta:creation-date>
    <dc:date>2023-05-13T11:34:28.39</dc:date>
    <dc:creator>Shiga Takashi</dc:creator>
    <meta:editing-duration>PT21M15S</meta:editing-duration>
    <meta:editing-cycles>5</meta:editing-cycles>
    <meta:generator>OpenOffice/4.1.13$Win32 OpenOffice.org_project/4113m1$Build-9810</meta:generator>
    <meta:document-statistic meta:table-count="0" meta:image-count="0" meta:object-count="0" meta:page-count="1" meta:paragraph-count="6" meta:word-count="10" meta:character-count="48"/>
  </office:meta>
</office:document-meta>
</file>